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51pt solid #000000"/>
      <style:text-properties officeooo:rsid="001819a4" officeooo:paragraph-rsid="001819a4"/>
    </style:style>
    <style:style style:name="P2" style:family="paragraph" style:parent-style-name="Header">
      <loext:graphic-properties draw:fill="none" draw:fill-color="#dddddd"/>
      <style:paragraph-properties fo:background-color="transparent" fo:padding="0.049cm" fo:border-left="none" fo:border-right="none" fo:border-top="none" fo:border-bottom="0.51pt solid #000000"/>
      <style:text-properties officeooo:rsid="001819a4" officeooo:paragraph-rsid="001819a4"/>
    </style:style>
    <style:style style:name="P3" style:family="paragraph" style:parent-style-name="Footer">
      <style:paragraph-properties fo:padding="0.049cm" fo:border-left="none" fo:border-right="none" fo:border-top="0.51pt solid #000000" fo:border-bottom="none"/>
      <style:text-properties officeooo:rsid="0016ddf3" officeooo:paragraph-rsid="0016ddf3"/>
    </style:style>
    <style:style style:name="P4" style:family="paragraph" style:parent-style-name="Footer">
      <loext:graphic-properties draw:fill="none" draw:fill-color="#dddddd"/>
      <style:paragraph-properties fo:background-color="transparent" fo:padding="0.049cm" fo:border-left="none" fo:border-right="none" fo:border-top="0.51pt solid #000000" fo:border-bottom="none"/>
      <style:text-properties officeooo:rsid="0016ddf3" officeooo:paragraph-rsid="0016ddf3"/>
    </style:style>
    <style:style style:name="P5" style:family="paragraph" style:parent-style-name="Standard">
      <style:paragraph-properties fo:margin-left="0cm" fo:margin-right="0cm" fo:text-indent="0cm" style:auto-text-indent="false" style:writing-mode="lr-tb"/>
    </style:style>
    <style:style style:name="P6" style:family="paragraph" style:parent-style-name="Subtitle">
      <style:paragraph-properties fo:margin-left="0cm" fo:margin-right="0cm" fo:text-align="center" style:justify-single-word="false" fo:text-indent="0cm" style:auto-text-indent="false" style:writing-mode="lr-tb"/>
      <style:text-properties style:font-name-complex="Times New Roman"/>
    </style:style>
    <style:style style:name="P7" style:family="paragraph" style:parent-style-name="Subtitle">
      <style:paragraph-properties fo:margin-left="0cm" fo:margin-right="0cm" fo:text-align="center" style:justify-single-word="false" fo:text-indent="0cm" style:auto-text-indent="false" style:writing-mode="lr-tb"/>
    </style:style>
    <style:style style:name="P8" style:family="paragraph" style:parent-style-name="Title">
      <style:paragraph-properties fo:margin-left="0cm" fo:margin-right="0cm" fo:text-align="center" style:justify-single-word="false" fo:text-indent="0cm" style:auto-text-indent="false" style:writing-mode="lr-tb"/>
    </style:style>
    <style:style style:name="P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master-page-name="">
      <style:paragraph-properties fo:margin-left="1.27cm" fo:margin-right="0cm" fo:text-indent="0cm" style:auto-text-indent="false" style:page-number="auto">
        <style:tab-stops/>
      </style:paragraph-properties>
      <style:text-properties fo:font-style="italic" officeooo:rsid="0032406a" officeooo:paragraph-rsid="0032406a" style:font-style-asian="italic" style:font-style-complex="italic"/>
    </style:style>
    <style:style style:name="P14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fo:font-style="italic" officeooo:rsid="0032406a" officeooo:paragraph-rsid="0032406a" style:font-style-asian="italic" style:font-style-complex="italic"/>
    </style:style>
    <style:style style:name="P15" style:family="paragraph" style:parent-style-name="Text_20_body">
      <style:paragraph-properties fo:margin-left="1.27cm" fo:margin-right="0cm" fo:text-indent="0cm" style:auto-text-indent="false"/>
      <style:text-properties fo:font-style="italic" officeooo:paragraph-rsid="00211902" style:font-style-asian="italic" style:font-style-complex="italic"/>
    </style:style>
    <style:style style:name="P16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fo:font-style="italic" officeooo:paragraph-rsid="0032406a" style:font-style-asian="italic" style:font-style-complex="italic"/>
    </style:style>
    <style:style style:name="P17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officeooo:paragraph-rsid="0038d1c8"/>
    </style:style>
    <style:style style:name="P18" style:family="paragraph" style:parent-style-name="Contents_20_Heading" style:master-page-name="Index">
      <style:paragraph-properties style:page-number="1"/>
    </style:style>
    <style:style style:name="P19" style:family="paragraph" style:parent-style-name="Subtitle" style:master-page-name="First_20_Page">
      <style:paragraph-properties style:page-number="auto"/>
    </style:style>
    <style:style style:name="P20" style:family="paragraph" style:parent-style-name="Anhang_20_1" style:master-page-name="Anhang">
      <style:paragraph-properties style:page-number="1"/>
    </style:style>
    <style:style style:name="P21" style:family="paragraph" style:parent-style-name="Anhang_20_2">
      <style:text-properties officeooo:rsid="0016ddf3" officeooo:paragraph-rsid="0016ddf3"/>
    </style:style>
    <style:style style:name="P22" style:family="paragraph" style:parent-style-name="Anhang_20_2">
      <style:text-properties style:font-name="Liberation Sans" fo:font-size="16.1000003814697pt" fo:font-weight="bold" officeooo:rsid="002fff4c" officeooo:paragraph-rsid="002fff4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3" style:family="paragraph" style:parent-style-name="Anhang_20_2">
      <style:text-properties style:font-name="Liberation Sans" fo:font-size="16.1000003814697pt" fo:font-weight="bold" officeooo:rsid="003db004" officeooo:paragraph-rsid="003db00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4" style:family="paragraph" style:parent-style-name="Anhang_20_2">
      <style:text-properties officeooo:rsid="002fff4c" officeooo:paragraph-rsid="002fff4c"/>
    </style:style>
    <style:style style:name="P25" style:family="paragraph" style:parent-style-name="Anhang_20_2">
      <style:text-properties officeooo:paragraph-rsid="002fff4c"/>
    </style:style>
    <style:style style:name="P26" style:family="paragraph" style:parent-style-name="Heading_20_1">
      <style:text-properties officeooo:paragraph-rsid="001a6c4e"/>
    </style:style>
    <style:style style:name="P27" style:family="paragraph" style:parent-style-name="Heading_20_1" style:master-page-name="Standard">
      <style:paragraph-properties style:page-number="1"/>
      <style:text-properties officeooo:paragraph-rsid="001a6c4e"/>
    </style:style>
    <style:style style:name="P28" style:family="paragraph" style:parent-style-name="Heading_20_2">
      <style:text-properties officeooo:paragraph-rsid="001a6c4e"/>
    </style:style>
    <style:style style:name="P29" style:family="paragraph" style:parent-style-name="Heading_20_2">
      <style:text-properties officeooo:paragraph-rsid="001d7f35"/>
    </style:style>
    <style:style style:name="P30" style:family="paragraph" style:parent-style-name="Heading_20_2">
      <style:text-properties officeooo:rsid="001f3d53" officeooo:paragraph-rsid="001f3d53"/>
    </style:style>
    <style:style style:name="P31" style:family="paragraph" style:parent-style-name="Heading_20_2">
      <style:paragraph-properties>
        <style:tab-stops>
          <style:tab-stop style:position="1.251cm"/>
        </style:tab-stops>
      </style:paragraph-properties>
    </style:style>
    <style:style style:name="P32" style:family="paragraph" style:parent-style-name="Heading_20_2">
      <style:text-properties officeooo:paragraph-rsid="0015ec60"/>
    </style:style>
    <style:style style:name="P33" style:family="paragraph" style:parent-style-name="Heading_20_2">
      <style:text-properties officeooo:rsid="001f59e2" officeooo:paragraph-rsid="001f59e2"/>
    </style:style>
    <style:style style:name="P34" style:family="paragraph" style:parent-style-name="Heading_20_2">
      <style:text-properties officeooo:paragraph-rsid="001f59e2"/>
    </style:style>
    <style:style style:name="P35" style:family="paragraph" style:parent-style-name="Heading_20_3">
      <style:text-properties officeooo:paragraph-rsid="001d7f35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2">
      <style:text-properties officeooo:rsid="00238227"/>
    </style:style>
    <style:style style:name="P39" style:family="paragraph" style:parent-style-name="Text_20_body" style:list-style-name="L6">
      <style:text-properties officeooo:rsid="00238227" officeooo:paragraph-rsid="00238227"/>
    </style:style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8">
      <style:text-properties officeooo:paragraph-rsid="00238227"/>
    </style:style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 style:list-style-name="L10">
      <style:text-properties officeooo:rsid="001d7f35" officeooo:paragraph-rsid="001d7f35"/>
    </style:style>
    <style:style style:name="P50" style:family="paragraph" style:parent-style-name="Text_20_body" style:list-style-name="L11">
      <style:text-properties style:font-name="Liberation Sans1" fo:font-size="11pt" officeooo:rsid="001d7f35" officeooo:paragraph-rsid="001d7f35"/>
    </style:style>
    <style:style style:name="P51" style:family="paragraph" style:parent-style-name="Text_20_body" style:list-style-name="L35">
      <style:text-properties style:font-name="Liberation Sans1" fo:font-size="11pt" officeooo:rsid="00211902" officeooo:paragraph-rsid="002ea6fd"/>
    </style:style>
    <style:style style:name="P52" style:family="paragraph" style:parent-style-name="Text_20_body" style:list-style-name="L12">
      <style:text-properties officeooo:paragraph-rsid="001d7f35"/>
    </style:style>
    <style:style style:name="P53" style:family="paragraph" style:parent-style-name="Text_20_body" style:list-style-name="L13">
      <style:text-properties officeooo:paragraph-rsid="001d7f35"/>
    </style:style>
    <style:style style:name="P54" style:family="paragraph" style:parent-style-name="Text_20_body" style:list-style-name="L14">
      <style:text-properties officeooo:paragraph-rsid="001d7f35"/>
    </style:style>
    <style:style style:name="P55" style:family="paragraph" style:parent-style-name="Text_20_body" style:list-style-name="L15"/>
    <style:style style:name="P56" style:family="paragraph" style:parent-style-name="Text_20_body" style:list-style-name="L16"/>
    <style:style style:name="P57" style:family="paragraph" style:parent-style-name="Text_20_body" style:list-style-name="L16">
      <style:text-properties officeooo:paragraph-rsid="00271e98"/>
    </style:style>
    <style:style style:name="P58" style:family="paragraph" style:parent-style-name="Text_20_body" style:list-style-name="L16">
      <style:text-properties officeooo:rsid="0025596b" officeooo:paragraph-rsid="0025596b"/>
    </style:style>
    <style:style style:name="P59" style:family="paragraph" style:parent-style-name="Text_20_body" style:list-style-name="L17"/>
    <style:style style:name="P60" style:family="paragraph" style:parent-style-name="Text_20_body" style:list-style-name="L17">
      <style:text-properties officeooo:paragraph-rsid="00271e98"/>
    </style:style>
    <style:style style:name="P61" style:family="paragraph" style:parent-style-name="Text_20_body" style:list-style-name="L17">
      <style:text-properties officeooo:rsid="00271e98" officeooo:paragraph-rsid="00271e98"/>
    </style:style>
    <style:style style:name="P62" style:family="paragraph" style:parent-style-name="Text_20_body" style:list-style-name="L18"/>
    <style:style style:name="P63" style:family="paragraph" style:parent-style-name="Text_20_body" style:list-style-name="L19"/>
    <style:style style:name="P64" style:family="paragraph" style:parent-style-name="Text_20_body" style:list-style-name="L19">
      <style:text-properties officeooo:rsid="002a527e" officeooo:paragraph-rsid="002a527e"/>
    </style:style>
    <style:style style:name="P65" style:family="paragraph" style:parent-style-name="Text_20_body" style:list-style-name="L20">
      <style:text-properties officeooo:rsid="002a527e" officeooo:paragraph-rsid="002a527e"/>
    </style:style>
    <style:style style:name="P66" style:family="paragraph" style:parent-style-name="Text_20_body" style:list-style-name="L21">
      <style:text-properties officeooo:rsid="002a527e" officeooo:paragraph-rsid="002a527e"/>
    </style:style>
    <style:style style:name="P67" style:family="paragraph" style:parent-style-name="Text_20_body" style:list-style-name="L22">
      <style:text-properties officeooo:rsid="002a527e" officeooo:paragraph-rsid="002a527e"/>
    </style:style>
    <style:style style:name="P68" style:family="paragraph" style:parent-style-name="Text_20_body" style:list-style-name="L23">
      <style:text-properties officeooo:rsid="002a527e" officeooo:paragraph-rsid="002a527e"/>
    </style:style>
    <style:style style:name="P69" style:family="paragraph" style:parent-style-name="Text_20_body" style:list-style-name="L24">
      <style:text-properties officeooo:rsid="002a527e" officeooo:paragraph-rsid="002a527e"/>
    </style:style>
    <style:style style:name="P70" style:family="paragraph" style:parent-style-name="Text_20_body" style:list-style-name="L25">
      <style:text-properties officeooo:rsid="002a527e" officeooo:paragraph-rsid="002a527e"/>
    </style:style>
    <style:style style:name="P71" style:family="paragraph" style:parent-style-name="Text_20_body" style:list-style-name="L20">
      <style:text-properties officeooo:paragraph-rsid="002a527e"/>
    </style:style>
    <style:style style:name="P72" style:family="paragraph" style:parent-style-name="Text_20_body" style:list-style-name="L21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P75" style:family="paragraph" style:parent-style-name="Text_20_body" style:list-style-name="L24"/>
    <style:style style:name="P76" style:family="paragraph" style:parent-style-name="Text_20_body" style:list-style-name="L25"/>
    <style:style style:name="P77" style:family="paragraph" style:parent-style-name="Text_20_body" style:list-style-name="L26"/>
    <style:style style:name="P78" style:family="paragraph" style:parent-style-name="Text_20_body" style:list-style-name="L26">
      <style:text-properties officeooo:paragraph-rsid="001f59e2"/>
    </style:style>
    <style:style style:name="P79" style:family="paragraph" style:parent-style-name="Text_20_body" style:list-style-name="L26">
      <style:text-properties officeooo:rsid="002b3f1d" officeooo:paragraph-rsid="002b3f1d"/>
    </style:style>
    <style:style style:name="P80" style:family="paragraph" style:parent-style-name="Text_20_body" style:list-style-name="L27">
      <style:text-properties officeooo:rsid="002b3f1d" officeooo:paragraph-rsid="002b3f1d"/>
    </style:style>
    <style:style style:name="P81" style:family="paragraph" style:parent-style-name="Text_20_body" style:list-style-name="L30">
      <style:text-properties officeooo:rsid="002b3f1d" officeooo:paragraph-rsid="002b3f1d"/>
    </style:style>
    <style:style style:name="P82" style:family="paragraph" style:parent-style-name="Text_20_body" style:list-style-name="L27"/>
    <style:style style:name="P83" style:family="paragraph" style:parent-style-name="Text_20_body" style:list-style-name="L28"/>
    <style:style style:name="P84" style:family="paragraph" style:parent-style-name="Text_20_body" style:list-style-name="L28">
      <style:text-properties officeooo:paragraph-rsid="002b3f1d"/>
    </style:style>
    <style:style style:name="P85" style:family="paragraph" style:parent-style-name="Text_20_body" style:list-style-name="L29"/>
    <style:style style:name="P86" style:family="paragraph" style:parent-style-name="Text_20_body" style:list-style-name="L30"/>
    <style:style style:name="P87" style:family="paragraph" style:parent-style-name="Text_20_body" style:list-style-name="L31">
      <style:text-properties officeooo:paragraph-rsid="002cbcda"/>
    </style:style>
    <style:style style:name="P88" style:family="paragraph" style:parent-style-name="Text_20_body" style:list-style-name="L31">
      <style:text-properties officeooo:rsid="002cbcda" officeooo:paragraph-rsid="002cbcda"/>
    </style:style>
    <style:style style:name="P89" style:family="paragraph" style:parent-style-name="Text_20_body" style:list-style-name="L32">
      <style:text-properties officeooo:rsid="002cbcda" officeooo:paragraph-rsid="002cbcda"/>
    </style:style>
    <style:style style:name="P90" style:family="paragraph" style:parent-style-name="Text_20_body" style:list-style-name="L32"/>
    <style:style style:name="P91" style:family="paragraph" style:parent-style-name="Text_20_body" style:list-style-name="L32">
      <style:text-properties officeooo:paragraph-rsid="002cbcda"/>
    </style:style>
    <style:style style:name="P92" style:family="paragraph" style:parent-style-name="Text_20_body" style:list-style-name="L33"/>
    <style:style style:name="P93" style:family="paragraph" style:parent-style-name="Text_20_body" style:list-style-name="L33">
      <style:text-properties officeooo:rsid="002ea6fd" officeooo:paragraph-rsid="002ea6fd"/>
    </style:style>
    <style:style style:name="P94" style:family="paragraph" style:parent-style-name="Text_20_body" style:list-style-name="L34">
      <style:text-properties officeooo:rsid="002ea6fd" officeooo:paragraph-rsid="002ea6fd"/>
    </style:style>
    <style:style style:name="P95" style:family="paragraph" style:parent-style-name="Text_20_body" style:list-style-name="L36">
      <style:text-properties officeooo:rsid="002ea6fd" officeooo:paragraph-rsid="002ea6fd"/>
    </style:style>
    <style:style style:name="P96" style:family="paragraph" style:parent-style-name="Text_20_body" style:list-style-name="L37">
      <style:text-properties officeooo:rsid="002ea6fd" officeooo:paragraph-rsid="002ea6fd"/>
    </style:style>
    <style:style style:name="P97" style:family="paragraph" style:parent-style-name="Text_20_body" style:list-style-name="L33">
      <style:text-properties officeooo:rsid="002cd6c1" officeooo:paragraph-rsid="002cd6c1"/>
    </style:style>
    <style:style style:name="P98" style:family="paragraph" style:parent-style-name="Text_20_body" style:list-style-name="L34"/>
    <style:style style:name="P99" style:family="paragraph" style:parent-style-name="Text_20_body" style:list-style-name="L34">
      <style:text-properties officeooo:paragraph-rsid="002ea6fd"/>
    </style:style>
    <style:style style:name="P100" style:family="paragraph" style:parent-style-name="Text_20_body" style:list-style-name="L35">
      <style:text-properties officeooo:paragraph-rsid="002ea6fd"/>
    </style:style>
    <style:style style:name="P101" style:family="paragraph" style:parent-style-name="Text_20_body" style:list-style-name="L36"/>
    <style:style style:name="P102" style:family="paragraph" style:parent-style-name="Text_20_body" style:list-style-name="L37"/>
    <style:style style:name="P103" style:family="paragraph" style:parent-style-name="Text_20_body" style:list-style-name="L37">
      <style:text-properties officeooo:rsid="00211902" officeooo:paragraph-rsid="00211902"/>
    </style:style>
    <style:style style:name="T1" style:family="text">
      <style:text-properties officeooo:rsid="0038d1c8"/>
    </style:style>
    <style:style style:name="T2" style:family="text">
      <style:text-properties officeooo:rsid="003bb515"/>
    </style:style>
    <style:style style:name="T3" style:family="text">
      <style:text-properties officeooo:rsid="001d7f35"/>
    </style:style>
    <style:style style:name="T4" style:family="text">
      <style:text-properties style:font-name="Liberation Sans1" fo:font-size="11pt" officeooo:rsid="00211902"/>
    </style:style>
    <style:style style:name="T5" style:family="text">
      <style:text-properties style:font-name="Liberation Sans1" fo:font-size="11pt" officeooo:rsid="00238227"/>
    </style:style>
    <style:style style:name="T6" style:family="text">
      <style:text-properties style:font-name="Liberation Sans1" fo:font-size="11pt" officeooo:rsid="00271e98"/>
    </style:style>
    <style:style style:name="T7" style:family="text">
      <style:text-properties style:font-name="Liberation Sans1" fo:font-size="11pt" officeooo:rsid="002a527e"/>
    </style:style>
    <style:style style:name="T8" style:family="text">
      <style:text-properties style:font-name="Liberation Sans1" fo:font-size="11pt" officeooo:rsid="002b3f1d"/>
    </style:style>
    <style:style style:name="T9" style:family="text">
      <style:text-properties style:font-name="Liberation Sans1" fo:font-size="11pt" officeooo:rsid="002cbcda"/>
    </style:style>
    <style:style style:name="T10" style:family="text">
      <style:text-properties style:font-name="Liberation Sans1" fo:font-size="11pt" officeooo:rsid="002ea6fd"/>
    </style:style>
    <style:style style:name="T11" style:family="text">
      <style:text-properties style:font-name="Liberation Sans1" fo:font-size="11pt" officeooo:rsid="0032406a"/>
    </style:style>
    <style:style style:name="T12" style:family="text">
      <style:text-properties style:font-name="Liberation Sans1" fo:font-size="11pt" fo:font-style="italic" officeooo:rsid="0032406a" style:font-style-asian="italic" style:font-style-complex="italic"/>
    </style:style>
    <style:style style:name="T13" style:family="text">
      <style:text-properties style:font-name="Liberation Sans1" fo:font-size="11pt" fo:font-style="italic" officeooo:rsid="0038d1c8" style:font-style-asian="italic" style:font-style-complex="italic"/>
    </style:style>
    <style:style style:name="T14" style:family="text">
      <style:text-properties officeooo:rsid="00211902"/>
    </style:style>
    <style:style style:name="T15" style:family="text">
      <style:text-properties style:font-name="Liberation Sans" fo:font-size="16.1000003814697pt" fo:font-weight="bold" officeooo:rsid="0021190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3653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7" style:family="text">
      <style:text-properties officeooo:rsid="00238227"/>
    </style:style>
    <style:style style:name="T18" style:family="text">
      <style:text-properties officeooo:rsid="0025596b"/>
    </style:style>
    <style:style style:name="T19" style:family="text">
      <style:text-properties officeooo:rsid="00271e98"/>
    </style:style>
    <style:style style:name="T20" style:family="text">
      <style:text-properties officeooo:rsid="002a527e"/>
    </style:style>
    <style:style style:name="T21" style:family="text">
      <style:text-properties officeooo:rsid="002b3f1d"/>
    </style:style>
    <style:style style:name="T22" style:family="text">
      <style:text-properties officeooo:rsid="002cbcda"/>
    </style:style>
    <style:style style:name="T23" style:family="text">
      <style:text-properties officeooo:rsid="002ea6fd"/>
    </style:style>
    <style:style style:name="T24" style:family="text">
      <style:text-properties officeooo:rsid="0031219b"/>
    </style:style>
    <style:style style:name="T25" style:family="text">
      <style:text-properties officeooo:rsid="0032406a"/>
    </style:style>
    <style:style style:name="T26" style:family="text">
      <style:text-properties officeooo:rsid="002fff4c"/>
    </style:style>
    <style:style style:name="T27" style:family="text">
      <style:text-properties officeooo:rsid="003f289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6"/>
      <text:p text:style-name="P7">IHK-Abschlussprüfung Sommer 2021</text:p>
      <text:p text:style-name="P7">Fachinformatiker Anwendungsentwicklung</text:p>
      <text:p text:style-name="P7"/>
      <text:p text:style-name="P7">Dokumentation zur betrieblichen Projektarbeit</text:p>
      <text:p text:style-name="P5"/>
      <text:p text:style-name="P8">Titel oder Name des Projekts</text:p>
      <text:p text:style-name="P5"/>
      <text:p text:style-name="P5"/>
      <text:p text:style-name="P12"><text:tab/><text:tab/><text:tab/>Abgabetermin: <text:tab/><text:tab/>TT.MM.JJJJ</text:p>
      <text:p text:style-name="P12"/>
      <text:p text:style-name="P12"><text:tab/><text:tab/><text:tab/>Prüfungsbewerber:<text:tab/><text:tab/>Vorname Nachname<text:line-break/><text:tab/><text:tab/><text:tab/><text:tab/><text:tab/><text:tab/><text:tab/>Straße Haus-Nr.<text:line-break/><text:tab/><text:tab/><text:tab/><text:tab/><text:tab/><text:tab/><text:tab/>PLZ Ort</text:p>
      <text:p text:style-name="P12"><text:tab/><text:tab/><text:tab/>Azubi-Nr.:<text:tab/><text:tab/><text:tab/>000000</text:p>
      <text:p text:style-name="P12"><text:tab/><text:tab/><text:tab/>Prüfling-Nr.:<text:tab/><text:tab/><text:tab/>999999</text:p>
      <text:p text:style-name="P12"><text:tab/><text:tab/><text:tab/>Prüfungsausschuss:<text:tab/><text:tab/>00000AB</text:p>
      <text:p text:style-name="P12"/>
      <text:p text:style-name="P12"><text:tab/><text:tab/><text:tab/>Ausbildungsstätte:<text:tab/><text:tab/>BITLC GmbH<text:line-break/><text:tab/><text:tab/><text:tab/><text:tab/><text:tab/><text:tab/><text:tab/>Im Defdahl 10 G<text:line-break/><text:tab/><text:tab/><text:tab/><text:tab/><text:tab/><text:tab/><text:tab/>44141 Dortmund</text:p>
      <text:p text:style-name="P12"/>
      <text:p text:style-name="P12"><text:tab/><text:tab/><text:tab/>Praktikumsbetrieb:<text:tab/><text:tab/>Firma<text:line-break/><text:tab/><text:tab/><text:tab/><text:tab/><text:tab/><text:tab/><text:tab/>Straße Haus-Nr.<text:line-break/><text:tab/><text:tab/><text:tab/><text:tab/><text:tab/><text:tab/><text:tab/>PLZ Ort</text:p>
      <text:p text:style-name="P12"><text:tab/><text:tab/><text:tab/>Projektbetreuer:<text:tab/><text:tab/>Vorname Nachname</text:p>
      <text:p text:style-name="Standard"><text:soft-page-break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Inhaltsverzeichnis</text:p>
          </text:index-title>
          <text:p text:style-name="P9"><text:a xlink:type="simple" xlink:href="#__RefHeading___Toc586_1944983536" text:style-name="Index_20_Link" text:visited-style-name="Index_20_Link">1 Einleitung<text:tab/>1</text:a></text:p>
          <text:p text:style-name="P10"><text:a xlink:type="simple" xlink:href="#__RefHeading___Toc588_1944983536" text:style-name="Index_20_Link" text:visited-style-name="Index_20_Link">1.1 Projektumfeld<text:tab/>1</text:a></text:p>
          <text:p text:style-name="P10"><text:a xlink:type="simple" xlink:href="#__RefHeading___Toc592_1944983536" text:style-name="Index_20_Link" text:visited-style-name="Index_20_Link">1.2 Projektziel<text:tab/>1</text:a></text:p>
          <text:p text:style-name="P10"><text:a xlink:type="simple" xlink:href="#__RefHeading___Toc594_1944983536" text:style-name="Index_20_Link" text:visited-style-name="Index_20_Link">1.3 Projektbegründung<text:tab/>1</text:a></text:p>
          <text:p text:style-name="P10"><text:a xlink:type="simple" xlink:href="#__RefHeading___Toc596_1944983536" text:style-name="Index_20_Link" text:visited-style-name="Index_20_Link">1.4 Projektschnittstellen<text:tab/>1</text:a></text:p>
          <text:p text:style-name="P10"><text:a xlink:type="simple" xlink:href="#__RefHeading___Toc598_1944983536" text:style-name="Index_20_Link" text:visited-style-name="Index_20_Link">1.5 Abgrenzungskriterien<text:tab/>1</text:a></text:p>
          <text:p text:style-name="P9"><text:a xlink:type="simple" xlink:href="#__RefHeading___Toc600_1944983536" text:style-name="Index_20_Link" text:visited-style-name="Index_20_Link">2 Projektplanung<text:tab/>2</text:a></text:p>
          <text:p text:style-name="P10"><text:a xlink:type="simple" xlink:href="#__RefHeading___Toc602_1944983536" text:style-name="Index_20_Link" text:visited-style-name="Index_20_Link">2.1 Projektphasen<text:tab/>2</text:a></text:p>
          <text:p text:style-name="P10"><text:a xlink:type="simple" xlink:href="#__RefHeading___Toc604_1944983536" text:style-name="Index_20_Link" text:visited-style-name="Index_20_Link">2.2 Abweichungen vom Projektantrag<text:tab/>2</text:a></text:p>
          <text:p text:style-name="P10"><text:a xlink:type="simple" xlink:href="#__RefHeading___Toc606_1944983536" text:style-name="Index_20_Link" text:visited-style-name="Index_20_Link">2.3 Ressourcenplanung<text:tab/>2</text:a></text:p>
          <text:p text:style-name="P10"><text:a xlink:type="simple" xlink:href="#__RefHeading___Toc608_1944983536" text:style-name="Index_20_Link" text:visited-style-name="Index_20_Link">2.4 Entwicklungsprozess<text:tab/>2</text:a></text:p>
          <text:p text:style-name="P9"><text:a xlink:type="simple" xlink:href="#__RefHeading___Toc610_1944983536" text:style-name="Index_20_Link" text:visited-style-name="Index_20_Link">3 Analysephase<text:tab/>2</text:a></text:p>
          <text:p text:style-name="P10"><text:a xlink:type="simple" xlink:href="#__RefHeading___Toc612_1944983536" text:style-name="Index_20_Link" text:visited-style-name="Index_20_Link">3.1 Ist-Analyse<text:tab/>2</text:a></text:p>
          <text:p text:style-name="P10"><text:a xlink:type="simple" xlink:href="#__RefHeading___Toc1261_1533195588" text:style-name="Index_20_Link" text:visited-style-name="Index_20_Link">3.2 Soll-Konzept<text:tab/>3</text:a></text:p>
          <text:p text:style-name="P11"><text:a xlink:type="simple" xlink:href="#__RefHeading___Toc1263_1533195588" text:style-name="Index_20_Link" text:visited-style-name="Index_20_Link">3.2.1 Fachliche Anforderungen<text:tab/>3</text:a></text:p>
          <text:p text:style-name="P11"><text:a xlink:type="simple" xlink:href="#__RefHeading___Toc1265_1533195588" text:style-name="Index_20_Link" text:visited-style-name="Index_20_Link">3.2.2 Technische Anforderungen<text:tab/>3</text:a></text:p>
          <text:p text:style-name="P10"><text:a xlink:type="simple" xlink:href="#__RefHeading___Toc1267_1533195588" text:style-name="Index_20_Link" text:visited-style-name="Index_20_Link">3.3 Wirtschaftlichkeitsanalyse<text:tab/>3</text:a></text:p>
          <text:p text:style-name="P11"><text:a xlink:type="simple" xlink:href="#__RefHeading___Toc1269_1533195588" text:style-name="Index_20_Link" text:visited-style-name="Index_20_Link">3.3.1 Make-or-buy-Entscheidung<text:tab/>3</text:a></text:p>
          <text:p text:style-name="P11"><text:a xlink:type="simple" xlink:href="#__RefHeading___Toc1271_1533195588" text:style-name="Index_20_Link" text:visited-style-name="Index_20_Link">3.3.2 Projektkosten<text:tab/>3</text:a></text:p>
          <text:p text:style-name="P11"><text:a xlink:type="simple" xlink:href="#__RefHeading___Toc1273_1533195588" text:style-name="Index_20_Link" text:visited-style-name="Index_20_Link">3.3.3 Amortisationsdauer<text:tab/>3</text:a></text:p>
          <text:p text:style-name="P10"><text:a xlink:type="simple" xlink:href="#__RefHeading___Toc1275_1533195588" text:style-name="Index_20_Link" text:visited-style-name="Index_20_Link">3.4 Nutzwertanalyse<text:tab/>4</text:a></text:p>
          <text:p text:style-name="P10"><text:a xlink:type="simple" xlink:href="#__RefHeading___Toc1277_1533195588" text:style-name="Index_20_Link" text:visited-style-name="Index_20_Link">3.5 Anwendungsfälle<text:tab/>4</text:a></text:p>
          <text:p text:style-name="P10"><text:a xlink:type="simple" xlink:href="#__RefHeading___Toc1279_1533195588" text:style-name="Index_20_Link" text:visited-style-name="Index_20_Link">3.6 Qualitätsanforderungen<text:tab/>4</text:a></text:p>
          <text:p text:style-name="P10"><text:a xlink:type="simple" xlink:href="#__RefHeading___Toc1281_1533195588" text:style-name="Index_20_Link" text:visited-style-name="Index_20_Link">3.7 Lastenheft<text:tab/>4</text:a></text:p>
          <text:p text:style-name="P9"><text:a xlink:type="simple" xlink:href="#__RefHeading___Toc628_1944983536" text:style-name="Index_20_Link" text:visited-style-name="Index_20_Link">4 Entwurfsphase<text:tab/>4</text:a></text:p>
          <text:p text:style-name="P10"><text:a xlink:type="simple" xlink:href="#__RefHeading___Toc301_1354113653" text:style-name="Index_20_Link" text:visited-style-name="Index_20_Link">4.1 Zielplattform<text:tab/>4</text:a></text:p>
          <text:p text:style-name="P10"><text:a xlink:type="simple" xlink:href="#__RefHeading___Toc303_1354113653" text:style-name="Index_20_Link" text:visited-style-name="Index_20_Link">4.2 Architekturdesign<text:tab/>5</text:a></text:p>
          <text:p text:style-name="P10"><text:a xlink:type="simple" xlink:href="#__RefHeading___Toc305_1354113653" text:style-name="Index_20_Link" text:visited-style-name="Index_20_Link">4.3 Entwurf der Benutzeroberfläche<text:tab/>5</text:a></text:p>
          <text:p text:style-name="P10"><text:a xlink:type="simple" xlink:href="#__RefHeading___Toc307_1354113653" text:style-name="Index_20_Link" text:visited-style-name="Index_20_Link">4.4 Datenmodell<text:tab/>5</text:a></text:p>
          <text:p text:style-name="P10"><text:a xlink:type="simple" xlink:href="#__RefHeading___Toc1283_1533195588" text:style-name="Index_20_Link" text:visited-style-name="Index_20_Link">4.5 Geschäftslogik<text:tab/>5</text:a></text:p>
          <text:p text:style-name="P10"><text:a xlink:type="simple" xlink:href="#__RefHeading___Toc309_1354113653" text:style-name="Index_20_Link" text:visited-style-name="Index_20_Link">4.6 Maßnahmen zur Qualitätssicherung<text:tab/>5</text:a></text:p>
          <text:p text:style-name="P10"><text:a xlink:type="simple" xlink:href="#__RefHeading___Toc311_1354113653" text:style-name="Index_20_Link" text:visited-style-name="Index_20_Link">4.7 Pflichtenheft<text:tab/>6</text:a></text:p>
          <text:p text:style-name="P9"><text:a xlink:type="simple" xlink:href="#__RefHeading___Toc313_1354113653" text:style-name="Index_20_Link" text:visited-style-name="Index_20_Link">5 Implementierungsphase<text:tab/>6</text:a></text:p>
          <text:p text:style-name="P10"><text:a xlink:type="simple" xlink:href="#__RefHeading___Toc319_1354113653" text:style-name="Index_20_Link" text:visited-style-name="Index_20_Link">5.1 Implementierung der Datenstrukturen<text:tab/>6</text:a></text:p>
          <text:p text:style-name="P10"><text:a xlink:type="simple" xlink:href="#__RefHeading___Toc315_1354113653" text:style-name="Index_20_Link" text:visited-style-name="Index_20_Link">5.2 Implementierung der Oberflächen<text:tab/>6</text:a></text:p>
          <text:p text:style-name="P10"><text:a xlink:type="simple" xlink:href="#__RefHeading___Toc317_1354113653" text:style-name="Index_20_Link" text:visited-style-name="Index_20_Link">5.3 Implementierung der Geschäftslogik<text:tab/>6</text:a></text:p>
          <text:p text:style-name="P9"><text:a xlink:type="simple" xlink:href="#__RefHeading___Toc321_1354113653" text:style-name="Index_20_Link" text:visited-style-name="Index_20_Link">6 Testphase und Qualitätskontrolle<text:tab/>7</text:a></text:p>
          <text:p text:style-name="P9"><text:soft-page-break/><text:a xlink:type="simple" xlink:href="#__RefHeading___Toc323_1354113653" text:style-name="Index_20_Link" text:visited-style-name="Index_20_Link">7 Abnahme<text:tab/>7</text:a></text:p>
          <text:p text:style-name="P9"><text:a xlink:type="simple" xlink:href="#__RefHeading___Toc325_1354113653" text:style-name="Index_20_Link" text:visited-style-name="Index_20_Link">8 Dokumentation<text:tab/>7</text:a></text:p>
          <text:p text:style-name="P9"><text:a xlink:type="simple" xlink:href="#__RefHeading___Toc327_1354113653" text:style-name="Index_20_Link" text:visited-style-name="Index_20_Link">9 Fazit<text:tab/>7</text:a></text:p>
          <text:p text:style-name="P10"><text:a xlink:type="simple" xlink:href="#__RefHeading___Toc329_1354113653" text:style-name="Index_20_Link" text:visited-style-name="Index_20_Link">9.1 Soll-/Ist-Vergleich<text:tab/>7</text:a></text:p>
          <text:p text:style-name="P10"><text:a xlink:type="simple" xlink:href="#__RefHeading___Toc331_1354113653" text:style-name="Index_20_Link" text:visited-style-name="Index_20_Link">9.2 Wirtschaftlichkeitsbetrachtung<text:tab/>8</text:a></text:p>
          <text:p text:style-name="P10"><text:a xlink:type="simple" xlink:href="#__RefHeading___Toc333_1354113653" text:style-name="Index_20_Link" text:visited-style-name="Index_20_Link">9.3 Erfahrungen<text:tab/>8</text:a></text:p>
          <text:p text:style-name="P10"><text:a xlink:type="simple" xlink:href="#__RefHeading___Toc335_1354113653" text:style-name="Index_20_Link" text:visited-style-name="Index_20_Link">9.4 Ausblick in die Zukunft<text:tab/>8</text:a></text:p>
          <text:p text:style-name="P9"><text:a xlink:type="simple" xlink:href="#__RefHeading___Toc337_1354113653" text:style-name="Index_20_Link" text:visited-style-name="Index_20_Link">A Anhang<text:tab/>i</text:a></text:p>
          <text:p text:style-name="P10"><text:a xlink:type="simple" xlink:href="#__RefHeading___Toc339_1354113653" text:style-name="Index_20_Link" text:visited-style-name="Index_20_Link">A.1 Zeitplanung im Detail<text:tab/>i</text:a></text:p>
          <text:p text:style-name="P10"><text:a xlink:type="simple" xlink:href="#__RefHeading___Toc341_1354113653" text:style-name="Index_20_Link" text:visited-style-name="Index_20_Link">A.2 UML Anwendungsfall-Diagramm<text:tab/>i</text:a></text:p>
          <text:p text:style-name="P10"><text:a xlink:type="simple" xlink:href="#__RefHeading___Toc343_1354113653" text:style-name="Index_20_Link" text:visited-style-name="Index_20_Link">A.3 Auszug Lastenheft<text:tab/>i</text:a></text:p>
          <text:p text:style-name="P10"><text:a xlink:type="simple" xlink:href="#__RefHeading___Toc345_1354113653" text:style-name="Index_20_Link" text:visited-style-name="Index_20_Link">A.4 Mockups<text:tab/>i</text:a></text:p>
          <text:p text:style-name="P10"><text:a xlink:type="simple" xlink:href="#__RefHeading___Toc347_1354113653" text:style-name="Index_20_Link" text:visited-style-name="Index_20_Link">A.5 Entity-Relationship-Modell<text:tab/>i</text:a></text:p>
          <text:p text:style-name="P10"><text:a xlink:type="simple" xlink:href="#__RefHeading___Toc349_1354113653" text:style-name="Index_20_Link" text:visited-style-name="Index_20_Link">A.6 UML Klassen-Diagramm<text:tab/>i</text:a></text:p>
          <text:p text:style-name="P10"><text:a xlink:type="simple" xlink:href="#__RefHeading___Toc351_1354113653" text:style-name="Index_20_Link" text:visited-style-name="Index_20_Link">A.7 Auszug Pflichtenheft<text:tab/>i</text:a></text:p>
          <text:p text:style-name="P10"><text:a xlink:type="simple" xlink:href="#__RefHeading___Toc353_1354113653" text:style-name="Index_20_Link" text:visited-style-name="Index_20_Link">A.8 Quelltexte<text:tab/>i</text:a></text:p>
          <text:p text:style-name="P10"><text:a xlink:type="simple" xlink:href="#__RefHeading___Toc355_1354113653" text:style-name="Index_20_Link" text:visited-style-name="Index_20_Link">A.9 Testprotokolle<text:tab/>i</text:a></text:p>
          <text:p text:style-name="P10"><text:a xlink:type="simple" xlink:href="#__RefHeading___Toc357_1354113653" text:style-name="Index_20_Link" text:visited-style-name="Index_20_Link">A.10 Abnahmeprotokoll<text:tab/>i</text:a></text:p>
          <text:p text:style-name="P10"><text:a xlink:type="simple" xlink:href="#__RefHeading___Toc359_1354113653" text:style-name="Index_20_Link" text:visited-style-name="Index_20_Link">A.11 Entwickler-Dokumentation<text:tab/>i</text:a></text:p>
          <text:p text:style-name="P10"><text:a xlink:type="simple" xlink:href="#__RefHeading___Toc361_1354113653" text:style-name="Index_20_Link" text:visited-style-name="Index_20_Link">A.12 Zeitplanung mit Soll-/Ist-Vergleich<text:tab/>i</text:a></text:p>
        </text:index-body>
      </text:table-of-content>
      <text:p text:style-name="Standard"/>
      <text:h text:style-name="P27" text:outline-level="1"><text:bookmark-start text:name="__RefHeading___Toc586_1944983536"/>Einleitung<text:bookmark-end text:name="__RefHeading___Toc586_1944983536"/></text:h>
      <text:p text:style-name="P13">Dieses Dokument zeigt eine beispielhafte Gliederung für eine Dokumentation.</text:p>
      <text:p text:style-name="P14">Es enthält die Punkte, die in einer Dokumentation normalerweise vorhanden sein sollten.</text:p>
      <text:p text:style-name="P16"><text:span text:style-name="T25">Je nach Projekt können einzelne Punkte aber durchaus überflüssig sein oder </text:span><text:span text:style-name="T11">weitere Punkte erforderlich sein.</text:span></text:p>
      <text:p text:style-name="P17"><text:span text:style-name="T12">D</text:span><text:span text:style-name="T13">as Dokument basiert in weiten Teilen auf der Vorlage von Stefan Macke.</text:span></text:p>
      <text:h text:style-name="P28" text:outline-level="2"><text:bookmark-start text:name="__RefHeading___Toc588_1944983536"/>Projektumfeld<text:bookmark-end text:name="__RefHeading___Toc588_1944983536"/></text:h>
      <text:list xml:id="list2396372462" text:style-name="L1">
        <text:list-item>
          <text:p text:style-name="P36">Kurze Vorstellung des Ausbildungsbetriebs (<text:span text:style-name="T17">Gründung, Standort, </text:span>Geschäftsfeld, Mitarbeiterzahl usw.)</text:p>
        </text:list-item>
        <text:list-item>
          <text:p text:style-name="P36">Wer ist Auftraggeber/Kunde des Projekts?</text:p>
        </text:list-item>
      </text:list>
      <text:h text:style-name="P28" text:outline-level="2"><text:bookmark-start text:name="__RefHeading___Toc592_1944983536"/>Projektziel<text:bookmark-end text:name="__RefHeading___Toc592_1944983536"/></text:h>
      <text:list xml:id="list1850107768" text:style-name="L2">
        <text:list-item>
          <text:p text:style-name="P38">Kurze Beschreibung des Projekts.</text:p>
        </text:list-item>
        <text:list-item>
          <text:p text:style-name="P37">Was soll <text:span text:style-name="T17">damit </text:span>erreicht werden?</text:p>
        </text:list-item>
      </text:list>
      <text:h text:style-name="P28" text:outline-level="2"><text:bookmark-start text:name="__RefHeading___Toc594_1944983536"/>Projektbegründung<text:bookmark-end text:name="__RefHeading___Toc594_1944983536"/></text:h>
      <text:list xml:id="list4230634750" text:style-name="L3">
        <text:list-item>
          <text:p text:style-name="P40">Warum ist das Projekt sinnvoll (z.B. Kosten- oder Zeitersparnis, weniger Fehler)?</text:p>
        </text:list-item>
        <text:list-item>
          <text:p text:style-name="P40">Was ist die Motivation hinter dem Projekt?</text:p>
        </text:list-item>
      </text:list>
      <text:h text:style-name="P28" text:outline-level="2"><text:bookmark-start text:name="__RefHeading___Toc596_1944983536"/>Projektschnittstellen<text:bookmark-end text:name="__RefHeading___Toc596_1944983536"/></text:h>
      <text:list xml:id="list3980325661" text:style-name="L4">
        <text:list-item>
          <text:p text:style-name="P41">Mit welchen anderen Systemen interagiert die Anwendung (technische Schnittstellen)?</text:p>
        </text:list-item>
        <text:list-item>
          <text:p text:style-name="P41">Wer genehmigt das Projekt bzw. stellt Mittel zur Verfügung?</text:p>
        </text:list-item>
        <text:list-item>
          <text:p text:style-name="P41">Wer sind die Benutzer der Anwendung?</text:p>
        </text:list-item>
        <text:list-item>
          <text:p text:style-name="P41">Wem muss das Ergebnis präsentiert werden?</text:p>
        </text:list-item>
      </text:list>
      <text:h text:style-name="P28" text:outline-level="2"><text:bookmark-start text:name="__RefHeading___Toc598_1944983536"/><text:soft-page-break/>Abgrenzungskriterien<text:bookmark-end text:name="__RefHeading___Toc598_1944983536"/></text:h>
      <text:list xml:id="list4088650388" text:style-name="L5">
        <text:list-item>
          <text:p text:style-name="P42">Was ist nicht Teil des Projekts (<text:span text:style-name="T5">besonders wichtig</text:span> bei Teilprojekten)?</text:p>
        </text:list-item>
      </text:list>
      <text:h text:style-name="P26" text:outline-level="1"><text:bookmark-start text:name="__RefHeading___Toc600_1944983536"/>Projektplanung<text:bookmark-end text:name="__RefHeading___Toc600_1944983536"/></text:h>
      <text:h text:style-name="P28" text:outline-level="2"><text:bookmark-start text:name="__RefHeading___Toc602_1944983536"/>Projektphasen<text:bookmark-end text:name="__RefHeading___Toc602_1944983536"/></text:h>
      <text:list xml:id="list1790770723" text:style-name="L6">
        <text:list-item>
          <text:p text:style-name="P43">In welchem Zeitraum und unter welchen Rahmenbedingungen (z.B. Tagesarbeitszeit) findet das Projekt statt?</text:p>
        </text:list-item>
        <text:list-item>
          <text:p text:style-name="P43">Verfeinerung der Zeitplanung, die bereits im Projektantrag vorgestellt wurde.</text:p>
        </text:list-item>
        <text:list-item>
          <text:p text:style-name="P39">Hier kann man eine grobe Zeitplanung mit den Haupt-Phasen einfügen. Die detaillierte Zeitplanung kommt dann in den Anhang <text:bookmark-ref text:reference-format="number-all-superior" text:ref-name="__RefNumPara__1689_1533195588">A.1</text:bookmark-ref><text:s/><text:bookmark-ref text:reference-format="text" text:ref-name="__RefNumPara__1689_1533195588">Zeitplanung im Detail</text:bookmark-ref><text:s/>(mit entsprechendem Verweis).</text:p>
        </text:list-item>
      </text:list>
      <text:h text:style-name="P28" text:outline-level="2"><text:bookmark-start text:name="__RefHeading___Toc604_1944983536"/>Abweichungen vom Projektantrag<text:bookmark-end text:name="__RefHeading___Toc604_1944983536"/></text:h>
      <text:list xml:id="list1782008586" text:style-name="L7">
        <text:list-item>
          <text:p text:style-name="P44">Sollte es Abweichungen zum Projektantrag geben (z.B. Zeitplanung, Inhalt des Projekts, neue Anforderungen), müssen diese explizit aufgeführt und begründet werden.</text:p>
        </text:list-item>
      </text:list>
      <text:h text:style-name="P28" text:outline-level="2"><text:bookmark-start text:name="__RefNumPara__1345_1533195588"/><text:bookmark-start text:name="__RefHeading___Toc606_1944983536"/>Ressourcenplanung<text:bookmark-end text:name="__RefNumPara__1345_1533195588"/><text:bookmark-end text:name="__RefHeading___Toc606_1944983536"/></text:h>
      <text:list xml:id="list884986525" text:style-name="L8">
        <text:list-item>
          <text:p text:style-name="P46"><text:span text:style-name="T5">Detaillierte Planung der benötigten </text:span><text:span text:style-name="T17">Sachmittel wie z.B. Hard- und Software, Räumlichkeiten, etc.</text:span></text:p>
        </text:list-item>
        <text:list-item>
          <text:p text:style-name="P45"><text:span text:style-name="T5">Meist</text:span> sind auch personelle Ressourcen einzuplanen, <text:span text:style-name="T17">wie </text:span>z.B. unterstützende Mitarbeiter <text:span text:style-name="T17">oder der Auftraggeber für die Abnahme des Projekts</text:span>.</text:p>
        </text:list-item>
        <text:list-item>
          <text:p text:style-name="P45">Hinweis: Häufig werden hier Ressourcen vergessen, die als selbstverständlich angesehen werden (z.B. PC, Büro).</text:p>
        </text:list-item>
      </text:list>
      <text:h text:style-name="P28" text:outline-level="2"><text:bookmark-start text:name="__RefHeading___Toc608_1944983536"/>Entwicklungsprozess<text:bookmark-end text:name="__RefHeading___Toc608_1944983536"/></text:h>
      <text:list xml:id="list3115951180" text:style-name="L9">
        <text:list-item>
          <text:p text:style-name="P47">Welcher Entwicklungsprozess wird bei der Bearbeitung des Projekts verfolgt (z.B. Wasserfall, agiler Prozess)?</text:p>
        </text:list-item>
      </text:list>
      <text:h text:style-name="P26" text:outline-level="1"><text:bookmark-start text:name="__RefHeading___Toc610_1944983536"/><text:soft-page-break/>Analysephase<text:bookmark-end text:name="__RefHeading___Toc610_1944983536"/></text:h>
      <text:h text:style-name="P28" text:outline-level="2"><text:bookmark-start text:name="__RefHeading___Toc612_1944983536"/>Ist-Analyse<text:bookmark-end text:name="__RefHeading___Toc612_1944983536"/></text:h>
      <text:list xml:id="list2023491156" text:style-name="L10">
        <text:list-item>
          <text:p text:style-name="P48">Wie ist die bisherige Situation (z.B. bestehende Programme, Wünsche der Mitarbeiter)?</text:p>
        </text:list-item>
        <text:list-item>
          <text:p text:style-name="P49">Wo liegen aktuell die Probleme?</text:p>
        </text:list-item>
      </text:list>
      <text:h text:style-name="P29" text:outline-level="2"><text:bookmark-start text:name="__RefHeading___Toc1261_1533195588"/>Soll-Konzept<text:bookmark-end text:name="__RefHeading___Toc1261_1533195588"/></text:h>
      <text:list xml:id="list1718951277" text:style-name="L11">
        <text:list-item>
          <text:p text:style-name="P50">Ein Konzept, wie die in der Ist-Analyse identifizierten Probleme gelöst werden können.</text:p>
        </text:list-item>
      </text:list>
      <text:h text:style-name="Heading_20_3" text:outline-level="3"><text:bookmark-start text:name="__RefHeading___Toc1263_1533195588"/>Fachliche Anforderungen<text:bookmark-end text:name="__RefHeading___Toc1263_1533195588"/></text:h>
      <text:list xml:id="list4199347818" text:style-name="L12">
        <text:list-item>
          <text:p text:style-name="P52"><text:span text:style-name="T3">Welchen fachlichen Anforderungen muss die </text:span><text:span text:style-name="T18">angestrebte </text:span><text:span text:style-name="T3">Lösung gerecht werden?</text:span></text:p>
        </text:list-item>
      </text:list>
      <text:h text:style-name="Heading_20_3" text:outline-level="3"><text:bookmark-start text:name="__RefHeading___Toc1265_1533195588"/>Technische Anforderungen<text:bookmark-end text:name="__RefHeading___Toc1265_1533195588"/></text:h>
      <text:list xml:id="list1984226313" text:style-name="L13">
        <text:list-item>
          <text:p text:style-name="P53"><text:span text:style-name="T3">Welchen technischen Anforderungen muss die </text:span><text:span text:style-name="T18">angestrebte </text:span><text:span text:style-name="T3">Lösung gerecht werden?</text:span></text:p>
        </text:list-item>
      </text:list>
      <text:h text:style-name="P29" text:outline-level="2"><text:bookmark-start text:name="__RefHeading___Toc1267_1533195588"/>Wirtschaftlichkeitsanalyse<text:bookmark-end text:name="__RefHeading___Toc1267_1533195588"/></text:h>
      <text:list xml:id="list2823706921" text:style-name="L14">
        <text:list-item>
          <text:p text:style-name="P54">Rentiert sich das Projekt für das Unternehmen?</text:p>
        </text:list-item>
      </text:list>
      <text:h text:style-name="P35" text:outline-level="3"><text:bookmark-start text:name="__RefHeading___Toc1269_1533195588"/>Make-or-buy-Entscheidung<text:bookmark-end text:name="__RefHeading___Toc1269_1533195588"/></text:h>
      <text:list xml:id="list3983940674" text:style-name="L15">
        <text:list-item>
          <text:p text:style-name="P55">Gibt es vielleicht schon ein fertiges Produkt, das alle Anforderungen des Projekts abdeckt?</text:p>
        </text:list-item>
        <text:list-item>
          <text:p text:style-name="P55">Wenn ja, wieso wird das Projekt trotzdem umgesetzt?</text:p>
        </text:list-item>
      </text:list>
      <text:h text:style-name="P35" text:outline-level="3"><text:bookmark-start text:name="__RefHeading___Toc1271_1533195588"/>Projektkosten<text:bookmark-end text:name="__RefHeading___Toc1271_1533195588"/></text:h>
      <text:list xml:id="list399134936" text:style-name="L16">
        <text:list-item>
          <text:p text:style-name="P56">Welche Kosten fallen bei der Umsetzung des Projekts im Detail an.</text:p>
        </text:list-item>
        <text:list-item>
          <text:p text:style-name="P58">Hier müssen die unter <text:bookmark-ref text:reference-format="chapter" text:ref-name="__RefNumPara__1345_1533195588">2.3</text:bookmark-ref><text:s/><text:bookmark-ref text:reference-format="text" text:ref-name="__RefNumPara__1345_1533195588">Ressourcenplanung</text:bookmark-ref><text:s/>aufgeführten Ressourcen berücksichtigt werden.</text:p>
        </text:list-item>
        <text:list-item>
          <text:p text:style-name="P57"><text:soft-page-break/><text:span text:style-name="T19">Die Kosten für Sachmittel müssen auf die </text:span><text:span text:style-name="T27">8</text:span><text:span text:style-name="T19">0h des Projekts umgerechnet werden, Personalkosten je nach Dauer des Einsatzes. Die </text:span><text:span text:style-name="T6">Rechenwege</text:span><text:span text:style-name="T19"> sollten dabei auch aufgeführt werden.</text:span></text:p>
        </text:list-item>
        <text:list-item>
          <text:p text:style-name="P57"><text:span text:style-name="T6">Am Ende sollte</text:span><text:span text:style-name="T19"> man zusätzlich eine Tabelle mit allen </text:span><text:span text:style-name="T6">anfallenden </text:span><text:span text:style-name="T19">Kosten einfügen.</text:span></text:p>
        </text:list-item>
      </text:list>
      <text:h text:style-name="P35" text:outline-level="3"><text:bookmark-start text:name="__RefHeading___Toc1273_1533195588"/>Amortisationsdauer<text:bookmark-end text:name="__RefHeading___Toc1273_1533195588"/></text:h>
      <text:list xml:id="list3068208294" text:style-name="L17">
        <text:list-item>
          <text:p text:style-name="P59">Welche monetären Vorteile bietet das Projekt (z.B. Einsparung von Lizenzkosten, Arbeitszeitersparnis, bessere Usability, Korrektheit)?</text:p>
        </text:list-item>
        <text:list-item>
          <text:p text:style-name="P59">Wann hat sich das Projekt amortisiert?</text:p>
        </text:list-item>
        <text:list-item>
          <text:p text:style-name="P61">Hier sollte man eine Grafik mit dem alten und dem neuen Kostenverlauf einfügen, die auch den Punkt zeigt, ab dem sich das Projekt rentiert.</text:p>
        </text:list-item>
        <text:list-item>
          <text:p text:style-name="P60"><text:span text:style-name="T6">Der Rechenweg </text:span><text:span text:style-name="T19">sollte ebenfalls aufgeführt werden.</text:span></text:p>
        </text:list-item>
      </text:list>
      <text:h text:style-name="P30" text:outline-level="2"><text:bookmark-start text:name="__RefHeading___Toc1275_1533195588"/>Nutzwertanalyse<text:bookmark-end text:name="__RefHeading___Toc1275_1533195588"/></text:h>
      <text:list xml:id="list181397309" text:style-name="L18">
        <text:list-item>
          <text:p text:style-name="P62">Darstellung des nicht-monetären Nutzens (z.B. Vorher-/Nachher-Vergleich anhand eines Wirtschaftlichkeitskoeffizienten).</text:p>
        </text:list-item>
      </text:list>
      <text:h text:style-name="P29" text:outline-level="2"><text:bookmark-start text:name="__RefHeading___Toc1277_1533195588"/>Anwendungsfälle<text:bookmark-end text:name="__RefHeading___Toc1277_1533195588"/></text:h>
      <text:list xml:id="list2060701892" text:style-name="L19">
        <text:list-item>
          <text:p text:style-name="P63">Welche Anwendungsfälle soll das Projekt abdecken?</text:p>
        </text:list-item>
        <text:list-item>
          <text:p text:style-name="P63">Eine<text:span text:style-name="T20">n</text:span> oder mehrere interessante Anwendungsfälle <text:span text:style-name="T7">kann man</text:span> exemplarisch durch ein Aktivitätsdiagramm oder eine EPK detailliert <text:span text:style-name="T7">beschreiben</text:span>.</text:p>
        </text:list-item>
        <text:list-item>
          <text:p text:style-name="P64">Ein Use-Case-Diagramm sollte je nach Größe entweder hier eingefügt werden oder im Anhang <text:bookmark-ref text:reference-format="number-all-superior" text:ref-name="__RefNumPara__1737_1533195588">A.2</text:bookmark-ref><text:s/><text:bookmark-ref text:reference-format="text" text:ref-name="__RefNumPara__1737_1533195588">UML Anwendungsfall-Diagramm</text:bookmark-ref><text:s/>platziert werden.</text:p>
        </text:list-item>
      </text:list>
      <text:h text:style-name="P29" text:outline-level="2"><text:bookmark-start text:name="__RefNumPara__1473_1533195588"/><text:bookmark-start text:name="__RefHeading___Toc1279_1533195588"/>Qualitätsanforderungen<text:bookmark-end text:name="__RefNumPara__1473_1533195588"/><text:bookmark-end text:name="__RefHeading___Toc1279_1533195588"/></text:h>
      <text:list xml:id="list288615620" text:style-name="L20">
        <text:list-item>
          <text:p text:style-name="P71">Welche Qualitätsanforderungen werden an die Anwendung gestellt, z.B. hinsichtlich Performance, Usability, Effizienz etc. (<text:a xlink:type="simple" xlink:href="https://de.wikipedia.org/wiki/ISO/IEC_9126" text:style-name="Internet_20_link" text:visited-style-name="Visited_20_Internet_20_Link">https://de.wikipedia.org/wiki/ISO/IEC_9126</text:a>)?</text:p>
        </text:list-item>
        <text:list-item>
          <text:p text:style-name="P65">Hier kann man auch zusätzlich eine tabellarische Übersicht einfügen.</text:p>
        </text:list-item>
      </text:list>
      <text:h text:style-name="P29" text:outline-level="2"><text:bookmark-start text:name="__RefHeading___Toc1281_1533195588"/><text:soft-page-break/>Lastenheft<text:bookmark-end text:name="__RefHeading___Toc1281_1533195588"/></text:h>
      <text:list xml:id="list1002491944" text:style-name="L21">
        <text:list-item>
          <text:p text:style-name="P72">Auszüge aus dem Lastenheft, wenn es im Rahmen des Projekts erstellt wurde.</text:p>
        </text:list-item>
        <text:list-item>
          <text:p text:style-name="P72">Mögliche Inhalte: Funktionen des Programms (Muss/Soll/Wunsch), User Stories, Benutzerrollen</text:p>
        </text:list-item>
        <text:list-item>
          <text:p text:style-name="P66">Aus Platzgründen sollte hier aber nur ein kurzer Text stehen und der Auszug aus dem Lastenheft im Anhang <text:bookmark-ref text:reference-format="number-all-superior" text:ref-name="__RefNumPara__1739_1533195588">A.3</text:bookmark-ref><text:s/><text:bookmark-ref text:reference-format="text" text:ref-name="__RefNumPara__1739_1533195588">Auszug Lastenheft</text:bookmark-ref><text:s/>platziert werden.</text:p>
        </text:list-item>
      </text:list>
      <text:h text:style-name="P26" text:outline-level="1"><text:bookmark-start text:name="__RefHeading___Toc628_1944983536"/>Entwurfsphase<text:bookmark-end text:name="__RefHeading___Toc628_1944983536"/></text:h>
      <text:h text:style-name="P31" text:outline-level="2"><text:bookmark-start text:name="__RefHeading___Toc301_1354113653"/>Zielplattform<text:bookmark-end text:name="__RefHeading___Toc301_1354113653"/></text:h>
      <text:list xml:id="list1324072330" text:style-name="L22">
        <text:list-item>
          <text:p text:style-name="P73">Beschreibung der Kriterien zur Auswahl der Zielplattform (u.a. Programmiersprache, Datenbank, Client/Server, Hardware).</text:p>
        </text:list-item>
        <text:list-item>
          <text:p text:style-name="P67">Hier sollten evtl. mögliche Alternativen genannt und abgewogen werden.</text:p>
        </text:list-item>
      </text:list>
      <text:h text:style-name="P32" text:outline-level="2"><text:bookmark-start text:name="__RefHeading___Toc303_1354113653"/>Architekturdesign<text:bookmark-end text:name="__RefHeading___Toc303_1354113653"/></text:h>
      <text:list xml:id="list1723490161" text:style-name="L23">
        <text:list-item>
          <text:p text:style-name="P74">Beschreibung und Begründung der gewählten Anwendungsarchitektur (z.B. MVC).</text:p>
        </text:list-item>
        <text:list-item>
          <text:p text:style-name="P74">Ggfs. Bewertung und Auswahl von verwendeten Frameworks sowie ggfs. eine kurze Einführung in die Funktionsweise des verwendeten Frameworks.</text:p>
        </text:list-item>
        <text:list-item>
          <text:p text:style-name="P68">Auch hier sollten mögliche Alternativen genannt und abgewogen werden.</text:p>
        </text:list-item>
      </text:list>
      <text:h text:style-name="P32" text:outline-level="2"><text:bookmark-start text:name="__RefHeading___Toc305_1354113653"/>Entwurf der Benutzeroberfläche<text:bookmark-end text:name="__RefHeading___Toc305_1354113653"/></text:h>
      <text:list xml:id="list2047784380" text:style-name="L24">
        <text:list-item>
          <text:p text:style-name="P75">Entscheidung für die gewählte Benutzeroberfläche (z.B. GUI, Webinterface).</text:p>
        </text:list-item>
        <text:list-item>
          <text:p text:style-name="P75">Beschreibung des visuellen Entwurfs der konkreten Oberfläche (z.B. Mockups, Menüführung).</text:p>
        </text:list-item>
        <text:list-item>
          <text:p text:style-name="P75">Ggfs. Erläuterung von angewendeten Richtlinien zur Usability und Verweis auf Corporate Design.</text:p>
        </text:list-item>
        <text:list-item>
          <text:p text:style-name="P69">Mockups können hier oder ggf. im Anhang <text:bookmark-ref text:reference-format="number-all-superior" text:ref-name="__RefNumPara__1741_1533195588">A.4</text:bookmark-ref><text:s/><text:bookmark-ref text:reference-format="text" text:ref-name="__RefNumPara__1741_1533195588">Mockups</text:bookmark-ref><text:s/>platziert werden.</text:p>
        </text:list-item>
      </text:list>
      <text:h text:style-name="Heading_20_2" text:outline-level="2"><text:bookmark-start text:name="__RefHeading___Toc307_1354113653"/><text:soft-page-break/>Datenmodell<text:bookmark-end text:name="__RefHeading___Toc307_1354113653"/></text:h>
      <text:list xml:id="list2390271195" text:style-name="L25">
        <text:list-item>
          <text:p text:style-name="P76">Entwurf/Beschreibung der Datenstrukturen mit kurzer Beschreibung der wichtigsten verwendeten Entitäten.</text:p>
        </text:list-item>
        <text:list-item>
          <text:p text:style-name="P70">ERM/Tabellenmodell, JSON-Struktur, etc. können je nach Größe hier oder im Anhang <text:bookmark-ref text:reference-format="number-all-superior" text:ref-name="__RefNumPara__1743_1533195588">A.5</text:bookmark-ref><text:s/><text:bookmark-ref text:reference-format="text" text:ref-name="__RefNumPara__1743_1533195588">Entity-Relationship-Modell</text:bookmark-ref><text:s/>platziert werden.</text:p>
        </text:list-item>
      </text:list>
      <text:h text:style-name="P33" text:outline-level="2"><text:bookmark-start text:name="__RefHeading___Toc1283_1533195588"/>Geschäftslogik<text:bookmark-end text:name="__RefHeading___Toc1283_1533195588"/></text:h>
      <text:list xml:id="list2523342685" text:style-name="L26">
        <text:list-item>
          <text:p text:style-name="P78">Modellierung und Beschreibung der wichtigsten Bereiche der Geschäftslogik (z.B. mit Komponenten-, Klassen-, Sequenz-, Datenflussdiagramm, Programmablaufplan, Struktogramm, EPK).</text:p>
        </text:list-item>
        <text:list-item>
          <text:p text:style-name="P78">Wie wird die erstellte Anwendung in den Arbeitsfluss des Unternehmens integriert?</text:p>
        </text:list-item>
        <text:list-item>
          <text:p text:style-name="P79">Diagramme wieder je nach Größe hier oder im Anhang <text:bookmark-ref text:reference-format="number-all-superior" text:ref-name="__RefNumPara__1745_1533195588">A.6</text:bookmark-ref><text:s/><text:bookmark-ref text:reference-format="text" text:ref-name="__RefNumPara__1745_1533195588">UML Klassen-Diagramm</text:bookmark-ref>.</text:p>
        </text:list-item>
      </text:list>
      <text:h text:style-name="P34" text:outline-level="2"><text:bookmark-start text:name="__RefNumPara__1514_1533195588"/><text:bookmark-start text:name="__RefHeading___Toc309_1354113653"/>Maßnahmen zur Qualitätssicherung<text:bookmark-end text:name="__RefNumPara__1514_1533195588"/><text:bookmark-end text:name="__RefHeading___Toc309_1354113653"/></text:h>
      <text:list xml:id="list121933417069944" text:continue-numbering="true" text:style-name="L26">
        <text:list-item>
          <text:p text:style-name="P77">Welche Maßnahmen werden ergriffen, um die Qualität des Projektergebnisses (siehe <text:bookmark-ref text:reference-format="chapter" text:ref-name="__RefNumPara__1473_1533195588">3.6</text:bookmark-ref><text:s/><text:bookmark-ref text:reference-format="text" text:ref-name="__RefNumPara__1473_1533195588">Qualitätsanforderungen</text:bookmark-ref>) zu sichern (z.B. automatische Tests, Anwendertests)?</text:p>
        </text:list-item>
        <text:list-item>
          <text:p text:style-name="P77">Ggfs. Definition von Testfällen und deren Durchführung (<text:span text:style-name="T8">automatisch oder manuell</text:span>).</text:p>
        </text:list-item>
      </text:list>
      <text:h text:style-name="P34" text:outline-level="2"><text:bookmark-start text:name="__RefHeading___Toc311_1354113653"/>Pflichtenheft<text:bookmark-end text:name="__RefHeading___Toc311_1354113653"/></text:h>
      <text:list xml:id="list1320781724" text:style-name="L27">
        <text:list-item>
          <text:p text:style-name="P82">Auszüge aus dem Pflichtenheft, wenn es im Rahmen des Projekts erstellt wurde.</text:p>
        </text:list-item>
        <text:list-item>
          <text:p text:style-name="P80">Auch hier sollte ein kurzer Text auf die Erstellung des Pflichtenhefts hinweisen, die Auszüge kommen dann in den Anhang <text:bookmark-ref text:reference-format="number-all-superior" text:ref-name="__RefNumPara__1747_1533195588">A.7</text:bookmark-ref><text:s/><text:bookmark-ref text:reference-format="text" text:ref-name="__RefNumPara__1747_1533195588">Auszug Pflichtenheft</text:bookmark-ref>.</text:p>
        </text:list-item>
      </text:list>
      <text:h text:style-name="Heading_20_1" text:outline-level="1"><text:bookmark-start text:name="__RefHeading___Toc313_1354113653"/>Implementierungsphase<text:bookmark-end text:name="__RefHeading___Toc313_1354113653"/></text:h>
      <text:p text:style-name="P15"><text:span text:style-name="T14">Die </text:span><text:span text:style-name="T4">Implementierungsphase ist </text:span><text:span text:style-name="T14">sehr stark </text:span><text:span text:style-name="T4">abhängig vom konkreten Projekt. Die folgenden Punkte sollen und können daher nur als Orientierungshilfe dienen.</text:span></text:p>
      <text:h text:style-name="Heading_20_2" text:outline-level="2"><text:bookmark-start text:name="__RefHeading___Toc319_1354113653"/><text:soft-page-break/>Implementierung der <text:span text:style-name="T15">Datenstrukturen</text:span><text:bookmark-end text:name="__RefHeading___Toc319_1354113653"/></text:h>
      <text:list xml:id="list2803477496" text:style-name="L28">
        <text:list-item>
          <text:p text:style-name="P83">Beschreibung der angelegten Datenbank (z.B. Generierung von SQL aus Modellierungswerkzeug oder händisches Anlegen), XML-Schemas usw.</text:p>
        </text:list-item>
        <text:list-item>
          <text:p text:style-name="P84"><text:span text:style-name="T21">Ggf. auch Beschreibung der </text:span><text:span text:style-name="T8">Anbindung an eine bestehende Datenbank.</text:span></text:p>
        </text:list-item>
      </text:list>
      <text:h text:style-name="Heading_20_2" text:outline-level="2"><text:bookmark-start text:name="__RefHeading___Toc315_1354113653"/>Implementierung der Oberflächen<text:bookmark-end text:name="__RefHeading___Toc315_1354113653"/></text:h>
      <text:list xml:id="list978318433" text:style-name="L29">
        <text:list-item>
          <text:p text:style-name="P85">Beschreibung der Implementierung der Benutzeroberfläche, falls dies separat zur Implementierung der Geschäftslogik erfolgt (z.B. bei HTML-Oberflächen und Stylesheets).</text:p>
        </text:list-item>
        <text:list-item>
          <text:p text:style-name="P85">Ggfs. Beschreibung des Corporate Designs und dessen Umsetzung in der Anwendung.</text:p>
        </text:list-item>
        <text:list-item>
          <text:p text:style-name="P85">Screenshots der Anwendung</text:p>
        </text:list-item>
      </text:list>
      <text:h text:style-name="Heading_20_2" text:outline-level="2"><text:bookmark-start text:name="__RefHeading___Toc317_1354113653"/>Implementierung der Geschäftslogik<text:bookmark-end text:name="__RefHeading___Toc317_1354113653"/></text:h>
      <text:list xml:id="list1367629921" text:style-name="L30">
        <text:list-item>
          <text:p text:style-name="P86">Beschreibung des Vorgehens bei der Umsetzung/Programmierung der entworfenen Anwendung.</text:p>
        </text:list-item>
        <text:list-item>
          <text:p text:style-name="P86">Ggfs. interessante Funktionen/Algorithmen im Detail vorstellen, verwendete Entwurfsmuster zeigen, Quelltextbeispiele zeigen.</text:p>
        </text:list-item>
        <text:list-item>
          <text:p text:style-name="P81">Auch hier sollte je nach Umfang der Quelltexte abgewogen werden, ob sie hier oder im Anhang <text:bookmark-ref text:reference-format="number-all-superior" text:ref-name="__RefNumPara__1749_1533195588">A.8</text:bookmark-ref><text:s/><text:bookmark-ref text:reference-format="text" text:ref-name="__RefNumPara__1749_1533195588">Quelltexte</text:bookmark-ref><text:s/>platziert werden.</text:p>
        </text:list-item>
      </text:list>
      <text:h text:style-name="Heading_20_1" text:outline-level="1"><text:bookmark-start text:name="__RefHeading___Toc321_1354113653"/>Testphase und Qualitätskontrolle<text:bookmark-end text:name="__RefHeading___Toc321_1354113653"/></text:h>
      <text:list xml:id="list3654893967" text:style-name="L31">
        <text:list-item>
          <text:p text:style-name="P87">Welche Tests (z.B. Unit-, Integrations-, Systemtests) wurden durchgeführt <text:span text:style-name="T22">(siehe </text:span><text:span text:style-name="T22"><text:bookmark-ref text:reference-format="number-all-superior" text:ref-name="__RefNumPara__1514_1533195588">4.6</text:bookmark-ref></text:span><text:span text:style-name="T22"><text:s/></text:span><text:span text:style-name="T22"><text:bookmark-ref text:reference-format="text" text:ref-name="__RefNumPara__1514_1533195588">Maßnahmen zur Qualitätssicherung</text:bookmark-ref></text:span><text:span text:style-name="T22">).</text:span></text:p>
        </text:list-item>
        <text:list-item>
          <text:p text:style-name="P88">Welche Ergebnisse haben die Test<text:span text:style-name="T24">s</text:span> ergeben?</text:p>
        </text:list-item>
        <text:list-item>
          <text:p text:style-name="P87"><text:span text:style-name="T22">Hier kann man Testprotokolle, Log-Dateien, Screenshots, etc. einfügen oder in den Anhang </text:span><text:span text:style-name="T22"><text:bookmark-ref text:reference-format="number-all-superior" text:ref-name="__RefNumPara__1751_1533195588">A.9</text:bookmark-ref></text:span><text:span text:style-name="T22"><text:s/></text:span><text:span text:style-name="T22"><text:bookmark-ref text:reference-format="text" text:ref-name="__RefNumPara__1751_1533195588">Testprotokolle</text:bookmark-ref></text:span><text:span text:style-name="T22"><text:s/>verschieben.</text:span></text:p>
        </text:list-item>
      </text:list>
      <text:h text:style-name="Heading_20_1" text:outline-level="1"><text:bookmark-start text:name="__RefHeading___Toc323_1354113653"/><text:soft-page-break/>Abnahme<text:bookmark-end text:name="__RefHeading___Toc323_1354113653"/></text:h>
      <text:list xml:id="list3894801681" text:style-name="L32">
        <text:list-item>
          <text:p text:style-name="P90">Wurde die Anwendung offiziell abgenommen?</text:p>
        </text:list-item>
        <text:list-item>
          <text:p text:style-name="P89">Wer hat das gemacht, oder wer war daran beteiligt?</text:p>
        </text:list-item>
        <text:list-item>
          <text:p text:style-name="P89">Gab es evtl. eine Art von Präsentation?</text:p>
        </text:list-item>
        <text:list-item>
          <text:p text:style-name="P91"><text:span text:style-name="T22">Ein Abnahmeprotokoll kann dann hier </text:span><text:span text:style-name="T9">oder im Anhang </text:span><text:span text:style-name="T9"><text:bookmark-ref text:reference-format="number-all-superior" text:ref-name="__RefNumPara__1753_1533195588">A.10</text:bookmark-ref></text:span><text:span text:style-name="T9"><text:s/></text:span><text:span text:style-name="T9"><text:bookmark-ref text:reference-format="text" text:ref-name="__RefNumPara__1753_1533195588">Abnahmeprotokoll</text:bookmark-ref></text:span><text:span text:style-name="T9"><text:s/>platziert werden.</text:span></text:p>
        </text:list-item>
      </text:list>
      <text:h text:style-name="Heading_20_1" text:outline-level="1"><text:bookmark-start text:name="__RefHeading___Toc325_1354113653"/>Dokumentation<text:bookmark-end text:name="__RefHeading___Toc325_1354113653"/></text:h>
      <text:list xml:id="list3689635772" text:style-name="L33">
        <text:list-item>
          <text:p text:style-name="P92">Wie wurde die Anwendung für die Benutzer/Administratoren/Entwickler dokumentiert (z.B. Benutzerhandbuch, API-Dokumentation)?</text:p>
        </text:list-item>
        <text:list-item>
          <text:p text:style-name="P93">Wie wurde die Dokumentation erstellt (automatisch oder manuell)?</text:p>
        </text:list-item>
        <text:list-item>
          <text:p text:style-name="P97">Ein Ausschnitt des beschriebenen Dokuments sollte dann auch <text:span text:style-name="T23">hier oder</text:span> im Anhang <text:bookmark-ref text:reference-format="number-all-superior" text:ref-name="__RefNumPara__1755_1533195588">A.11</text:bookmark-ref><text:s/><text:bookmark-ref text:reference-format="text" text:ref-name="__RefNumPara__1755_1533195588">Entwickler-Dokumentation</text:bookmark-ref><text:s/>zu finden sein.</text:p>
        </text:list-item>
        <text:list-item>
          <text:p text:style-name="P92">Hinweis: Je nach Zielgruppe gelten bestimmte Anforderungen für die Dokumentation (z.B. keine IT-Fachbegriffe in einer Anwenderdokumentation verwenden, aber auf jeden Fall in einer Dokumentation für den IT-Bereich).</text:p>
        </text:list-item>
      </text:list>
      <text:h text:style-name="Heading_20_1" text:outline-level="1"><text:bookmark-start text:name="__RefHeading___Toc327_1354113653"/>Fazit<text:bookmark-end text:name="__RefHeading___Toc327_1354113653"/></text:h>
      <text:h text:style-name="Heading_20_2" text:outline-level="2"><text:bookmark-start text:name="__RefHeading___Toc329_1354113653"/>Soll-/Ist-Vergleich<text:bookmark-end text:name="__RefHeading___Toc329_1354113653"/></text:h>
      <text:list xml:id="list1303440683" text:style-name="L34">
        <text:list-item>
          <text:p text:style-name="P98">Wurde das Projektziel erreicht und wenn nein, warum nicht?</text:p>
        </text:list-item>
        <text:list-item>
          <text:p text:style-name="P98">Ist der Auftraggeber mit dem Projektergebnis zufrieden und wenn nein, warum nicht?</text:p>
        </text:list-item>
        <text:list-item>
          <text:p text:style-name="P94">Hier sollte die detaillierte Zeitplanung noch einmal mit den Spalten „Soll“, „Ist“ und „Differenz“ im Anhang <text:bookmark-ref text:reference-format="number-all-superior" text:ref-name="__RefNumPara__1757_1533195588">A.13</text:bookmark-ref><text:s/><text:bookmark-ref text:reference-format="text" text:ref-name="__RefNumPara__1757_1533195588">Zeitplanung mit Soll-/Ist-Vergleich</text:bookmark-ref><text:s/>platziert werden.</text:p>
        </text:list-item>
        <text:list-item>
          <text:p text:style-name="P99"><text:span text:style-name="T23">Auch bei den Kosten kann es Abweichungen geben, z.B. wenn beteiligte Personen länger oder kürzer als geplant involviert waren oder zusätzliche Sachmittel </text:span><text:span text:style-name="T10">eingesetzt werden mussten</text:span><text:span text:style-name="T23">.</text:span></text:p>
        </text:list-item>
        <text:list-item>
          <text:p text:style-name="P98"><text:soft-page-break/>Hinweis: Die Projektplanung muss nicht strikt eingehalten werden. Vielmehr sind Abweichungen sogar als normal anzusehen. Sie müssen nur vernünftig begründet werden (z.B. durch Änderungen an den Anforderungen, unter-/überschätzter Aufwand).</text:p>
        </text:list-item>
      </text:list>
      <text:h text:style-name="Heading_20_2" text:outline-level="2"><text:bookmark-start text:name="__RefHeading___Toc331_1354113653"/>Wirtschaftlichkeitsbetrachtung<text:bookmark-end text:name="__RefHeading___Toc331_1354113653"/></text:h>
      <text:list xml:id="list2133962366" text:style-name="L35">
        <text:list-item>
          <text:p text:style-name="P51">Nachbetrachtung des Projekts unter wirtschaftlichen Gesichtspunkten.</text:p>
        </text:list-item>
        <text:list-item>
          <text:p text:style-name="P51">Hat sich das Projekt im Nachhinein gelohnt?</text:p>
        </text:list-item>
        <text:list-item>
          <text:p text:style-name="P100"><text:span text:style-name="T4">Wird es </text:span><text:span text:style-name="T10">so wie es umgesetzt wurde </text:span><text:span text:style-name="T4">erfolgreich sein?</text:span></text:p>
        </text:list-item>
      </text:list>
      <text:h text:style-name="Heading_20_2" text:outline-level="2"><text:bookmark-start text:name="__RefHeading___Toc333_1354113653"/>Erfahrungen<text:bookmark-end text:name="__RefHeading___Toc333_1354113653"/></text:h>
      <text:list xml:id="list2104023828" text:style-name="L36">
        <text:list-item>
          <text:p text:style-name="P101">Was hat der Prüfling bei der Durchführung des Projekts gelernt (z.B. Zeitplanung, Vorteile der eingesetzten Frameworks, Änderungen der Anforderungen)?</text:p>
        </text:list-item>
        <text:list-item>
          <text:p text:style-name="P95">Ein wenig Selbstkritik steht einem hier immer ganz gut zu Gesicht.</text:p>
        </text:list-item>
      </text:list>
      <text:h text:style-name="Heading_20_2" text:outline-level="2"><text:bookmark-start text:name="__RefHeading___Toc335_1354113653"/>Ausblick in die Zukunft<text:bookmark-end text:name="__RefHeading___Toc335_1354113653"/></text:h>
      <text:list xml:id="list2888171523" text:style-name="L37">
        <text:list-item>
          <text:p text:style-name="P102">Wie wird sich das Projekt in Zukunft weiterentwickeln?</text:p>
        </text:list-item>
        <text:list-item>
          <text:p text:style-name="P103">Gibt es geplante Erweiterungen?</text:p>
        </text:list-item>
        <text:list-item>
          <text:p text:style-name="P96">Haben sich inzwischen geänderte Anforderungen ergeben?</text:p>
        </text:list-item>
      </text:list>
      <text:list xml:id="list1632370631" text:style-name="Numbering_20_ABC">
        <text:list-item>
          <text:h text:style-name="P20" text:outline-level="1"><text:bookmark-start text:name="__RefHeading___Toc337_1354113653"/>Anhang<text:bookmark-end text:name="__RefHeading___Toc337_1354113653"/></text:h>
        </text:list-item>
      </text:list>
      <text:list xml:id="list3723887873" text:style-name="Numbering_20_123">
        <text:list-item>
          <text:h text:style-name="P21" text:outline-level="2"><text:bookmark-start text:name="__RefNumPara__1689_1533195588"/><text:bookmark-start text:name="__RefHeading___Toc339_1354113653"/>Zeitplanung im Detail<text:bookmark-end text:name="__RefNumPara__1689_1533195588"/><text:bookmark-end text:name="__RefHeading___Toc339_1354113653"/></text:h>
        </text:list-item>
        <text:list-item>
          <text:h text:style-name="P22" text:outline-level="2"><text:bookmark-start text:name="__RefNumPara__1737_1533195588"/><text:bookmark-start text:name="__RefHeading___Toc341_1354113653"/>UML Anwendungsfall-Diagramm<text:bookmark-end text:name="__RefNumPara__1737_1533195588"/><text:bookmark-end text:name="__RefHeading___Toc341_1354113653"/></text:h>
        </text:list-item>
        <text:list-item>
          <text:h text:style-name="P24" text:outline-level="2"><text:bookmark-start text:name="__RefNumPara__1739_1533195588"/><text:bookmark-start text:name="__RefHeading___Toc343_1354113653"/>Auszug Lastenheft<text:bookmark-end text:name="__RefNumPara__1739_1533195588"/><text:bookmark-end text:name="__RefHeading___Toc343_1354113653"/></text:h>
        </text:list-item>
        <text:list-item>
          <text:h text:style-name="P24" text:outline-level="2"><text:bookmark-start text:name="__RefNumPara__1741_1533195588"/><text:bookmark-start text:name="__RefHeading___Toc345_1354113653"/>Mockups<text:bookmark-end text:name="__RefNumPara__1741_1533195588"/><text:bookmark-end text:name="__RefHeading___Toc345_1354113653"/></text:h>
        </text:list-item>
        <text:list-item>
          <text:h text:style-name="P25" text:outline-level="2"><text:bookmark-start text:name="__RefNumPara__1743_1533195588"/><text:bookmark-start text:name="__RefHeading___Toc347_1354113653"/><text:span text:style-name="T26">Entity-Relationship-</text:span><text:span text:style-name="T16">Modell</text:span><text:bookmark-end text:name="__RefNumPara__1743_1533195588"/><text:bookmark-end text:name="__RefHeading___Toc347_1354113653"/></text:h>
        </text:list-item>
        <text:list-item>
          <text:h text:style-name="P24" text:outline-level="2"><text:bookmark-start text:name="__RefNumPara__1745_1533195588"/><text:bookmark-start text:name="__RefHeading___Toc349_1354113653"/>UML Klassen-Diagramm<text:bookmark-end text:name="__RefNumPara__1745_1533195588"/><text:bookmark-end text:name="__RefHeading___Toc349_1354113653"/></text:h>
        </text:list-item>
        <text:list-item>
          <text:h text:style-name="P24" text:outline-level="2"><text:bookmark-start text:name="__RefNumPara__1747_1533195588"/><text:bookmark-start text:name="__RefHeading___Toc351_1354113653"/>Auszug Pflichtenheft<text:bookmark-end text:name="__RefNumPara__1747_1533195588"/><text:bookmark-end text:name="__RefHeading___Toc351_1354113653"/></text:h>
        </text:list-item>
        <text:list-item>
          <text:h text:style-name="P22" text:outline-level="2"><text:bookmark-start text:name="__RefNumPara__1749_1533195588"/><text:bookmark-start text:name="__RefHeading___Toc353_1354113653"/>Quelltexte<text:bookmark-end text:name="__RefNumPara__1749_1533195588"/><text:bookmark-end text:name="__RefHeading___Toc353_1354113653"/></text:h>
        </text:list-item>
        <text:list-item>
          <text:h text:style-name="P24" text:outline-level="2"><text:bookmark-start text:name="__RefNumPara__1751_1533195588"/><text:bookmark-start text:name="__RefHeading___Toc355_1354113653"/>Testprotokolle<text:bookmark-end text:name="__RefNumPara__1751_1533195588"/><text:bookmark-end text:name="__RefHeading___Toc355_1354113653"/></text:h>
        </text:list-item>
        <text:list-item>
          <text:h text:style-name="P24" text:outline-level="2"><text:bookmark-start text:name="__RefNumPara__1753_1533195588"/><text:bookmark-start text:name="__RefHeading___Toc357_1354113653"/>Abnahmeprotokoll<text:bookmark-end text:name="__RefNumPara__1753_1533195588"/><text:bookmark-end text:name="__RefHeading___Toc357_1354113653"/></text:h>
        </text:list-item>
        <text:list-item>
          <text:h text:style-name="P22" text:outline-level="2"><text:bookmark-start text:name="__RefNumPara__1755_1533195588"/><text:bookmark-start text:name="__RefHeading___Toc359_1354113653"/>Entwickler-Dokumentation<text:bookmark-end text:name="__RefNumPara__1755_1533195588"/><text:bookmark-end text:name="__RefHeading___Toc359_1354113653"/></text:h>
        </text:list-item>
        <text:list-item>
          <text:h text:style-name="P23" text:outline-level="2">Benutzer-Dokumentation</text:h>
        </text:list-item>
        <text:list-item>
          <text:h text:style-name="P22" text:outline-level="2"><text:bookmark-start text:name="__RefNumPara__1757_1533195588"/><text:bookmark-start text:name="__RefHeading___Toc361_1354113653"/>Zeitplanung mit Soll-/Ist-Vergleich<text:bookmark-end text:name="__RefNumPara__1757_1533195588"/><text:bookmark-end text:name="__RefHeading___Toc361_1354113653"/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hyphenation-ladder-count="no-limit" style:page-number="auto"/>
      <style:text-properties fo:font-size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 fo:padding="0.049cm" fo:border="0.74pt solid #000000"/>
      <style:text-properties style:font-name="Consolas" fo:font-family="Consolas" style:font-style-name="Standard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hang_20_1" style:display-name="Anhang 1" style:family="paragraph" style:parent-style-name="Heading_20_1" style:default-outline-level="1" style:list-style-name="Numbering_20_ABC"/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ddddd"/>
      <style:paragraph-properties fo:margin-top="0.423cm" fo:margin-bottom="0.212cm" style:contextual-spacing="false" fo:background-color="#dddddd"/>
      <style:text-properties fo:font-size="130%" fo:font-weight="bold" style:font-size-asian="130%" style:font-weight-asian="bold" style:font-size-complex="130%" style:font-weight-complex="bold"/>
    </style:style>
    <style:style style:name="Anhang_20_2" style:display-name="Anhang 2" style:family="paragraph" style:parent-style-name="Heading_20_2" style:default-outline-level="2" style:list-style-name="Numbering_20_123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Subtitle" style:family="paragraph" style:parent-style-name="Heading" style:class="chapter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style:contextual-spacing="false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a5a5a" loext:opacity="100%" fo:letter-spacing="0.026cm" style:font-name-asian="Times New Roman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A." style:num-format="1">
        <style:list-level-properties text:list-level-position-and-space-mode="label-alignment">
          <style:list-level-label-alignment text:label-followed-by="listtab" text:list-tab-stop-position="1.33cm"/>
        </style:list-level-properties>
      </text:list-level-style-number>
      <text:list-level-style-number text:level="2" text:style-name="Numbering_20_Symbols" style:num-prefix="A-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33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33cm" fo:text-indent="-1.33cm" fo:margin-left="1.33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33cm" fo:text-indent="-1.33cm" fo:margin-left="1.33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dddddd"/>
      <style:paragraph-properties fo:background-color="transparent" fo:padding="0.049cm" fo:border-left="none" fo:border-right="none" fo:border-top="none" fo:border-bottom="0.51pt solid #000000"/>
      <style:text-properties officeooo:rsid="001819a4" officeooo:paragraph-rsid="001819a4"/>
    </style:style>
    <style:style style:name="MP2" style:family="paragraph" style:parent-style-name="Footer">
      <loext:graphic-properties draw:fill="none" draw:fill-color="#dddddd"/>
      <style:paragraph-properties fo:background-color="transparent" fo:padding="0.049cm" fo:border-left="none" fo:border-right="none" fo:border-top="0.51pt solid #000000" fo:border-bottom="none"/>
      <style:text-properties officeooo:rsid="0016ddf3" officeooo:paragraph-rsid="0016ddf3"/>
    </style:style>
    <style:style style:name="MP3" style:family="paragraph" style:parent-style-name="Header">
      <style:paragraph-properties fo:padding="0.049cm" fo:border-left="none" fo:border-right="none" fo:border-top="none" fo:border-bottom="0.51pt solid #000000"/>
      <style:text-properties officeooo:rsid="001819a4" officeooo:paragraph-rsid="001819a4"/>
    </style:style>
    <style:style style:name="MP4" style:family="paragraph" style:parent-style-name="Footer">
      <style:paragraph-properties fo:padding="0.049cm" fo:border-left="none" fo:border-right="none" fo:border-top="0.51pt solid #000000" fo:border-bottom="none"/>
      <style:text-properties officeooo:rsid="0016ddf3" officeooo:paragraph-rsid="0016ddf3"/>
    </style:style>
    <style:style style:name="MT1" style:family="text">
      <style:text-properties officeooo:rsid="0038d1c8"/>
    </style:style>
    <style:style style:name="MT2" style:family="text">
      <style:text-properties officeooo:rsid="003bb515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I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itel des Projekts<text:tab/><text:tab/><text:span text:style-name="MT1">&lt;Firmen-Logo&gt;</text:span><text:line-break/><text:line-break/><text:chapter text:display="name" text:outline-level="1">Fazit</text:chapter></text:p>
      </style:header>
      <style:footer>
        <text:p text:style-name="MP2">Vorname Nachname<text:tab/><text:tab/><text:page-number text:select-page="current">9</text:page-number></text:p>
      </style:footer>
    </style:master-page>
    <style:master-page style:name="Anhang" style:page-layout-name="Mpm2">
      <style:header>
        <text:p text:style-name="MP3">Titel des Projekts<text:tab/><text:tab/><text:span text:style-name="MT2">&lt;Firmen-Logo&gt;</text:span><text:line-break/><text:line-break/><text:chapter text:display="name" text:outline-level="1">Anhang</text:chapter></text:p>
      </style:header>
      <style:footer>
        <text:p text:style-name="MP4">Vorname Nachname<text:tab/><text:tab/><text:page-number text:select-page="current">i</text:page-number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>
      <style:header>
        <text:p text:style-name="MP3">Titel des Projekts<text:tab/><text:tab/><text:span text:style-name="MT2">&lt;Firmen-Logo&gt;</text:span><text:line-break/><text:line-break/>Inhaltsverzeichnis</text:p>
      </style:header>
      <style:footer>
        <text:p text:style-name="MP4">Vorname Nachname<text:tab/><text:tab/><text:page-number text:select-page="current">II</text:page-number></text:p>
      </style:footer>
    </style:master-page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15:28:28.192000000</meta:creation-date>
    <dc:title>Projektdokumentation</dc:title>
    <meta:editing-duration>PT1H53M6S</meta:editing-duration>
    <meta:editing-cycles>28</meta:editing-cycles>
    <meta:generator>LibreOffice/7.1.8.1$Linux_X86_64 LibreOffice_project/10$Build-1</meta:generator>
    <dc:date>2025-11-20T12:19:31.357070855</dc:date>
    <meta:document-statistic meta:table-count="0" meta:image-count="0" meta:object-count="0" meta:page-count="15" meta:paragraph-count="233" meta:word-count="1695" meta:character-count="12731" meta:non-whitespace-character-count="11335"/>
    <meta:template xlink:type="simple" xlink:actuate="onRequest" xlink:title="VorlageWriter01" xlink:href="../../../../Users/tom.selig/AppData/Roaming/LibreOffice/4/user/template/VorlageWriter01.ott" meta:date="2021-02-07T15:28:25.496000000"/>
  </office:meta>
</office:document-meta>
</file>